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5" style:family="paragraph" style:parent-style-name="Text_20_body">
      <style:paragraph-properties fo:margin-left="0.499cm" fo:margin-right="0cm" fo:margin-top="0cm" fo:margin-bottom="0cm" loext:contextual-spacing="false" fo:line-height="100%" fo:text-indent="0cm" style:auto-text-indent="false"/>
    </style:style>
    <style:style style:name="P6" style:family="paragraph" style:parent-style-name="Heading_20_2">
      <style:paragraph-properties fo:line-height="150%"/>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3642_1522826305"/><text:span text:style-name="T1">#862</text:span><text:bookmark-end text:name="__RefHeading___Toc3642_1522826305"/></text:h>
        <text:p text:style-name="P1"/>
        <text:p text:style-name="P2">Embora você não seja capaz de incutir graça em seus filhos, ao menos você pode incutir conhecimento neles.</text:p>
        <text:p text:style-name="P1"/>
        <text:h text:style-name="P6" text:outline-level="2"><text:bookmark-start text:name="__RefHeading___Toc3644_1522826305"/><text:a xlink:type="simple" xlink:href="http://bibliaonline.com.br/acf/am/1" text:style-name="Internet_20_link" text:visited-style-name="Visited_20_Internet_20_Link"><text:span text:style-name="T1">AMÓS 1</text:span></text:a><text:bookmark-end text:name="__RefHeading___Toc3644_1522826305"/></text:h>
        <text:p text:style-name="P1"/>
        <text:p text:style-name="P2">Amós e Oséias viveram na mesma época. Oséias ficou muito alterado com os terríveis juízos que cairiam sobre Israel, mas Amós também revela o que acontecerá a algumas das nações ao redor de Israel.</text:p>
        <text:p text:style-name="P1"/>
        <text:p text:style-name="P2">Amós não apenas escutou as palavras do Senhor, mas as viu; isto é, ele viu o que as palavras significavam. Este profeta escreve para as dez tribos antes de serem levadas cativas; desde então não se ouviu mais falar delas. São conhecidas como "as dez tribos perdidas", e aqui são chamadas de reino de Israel.</text:p>
        <text:p text:style-name="P1"/>
        <text:p text:style-name="P2">Deus manteve um registro de todas as coisas que os inimigos de Israel fizeram. Há cinco parágrafos ou divisões. Cada um começa com as mesmas palavras. "Por três transgressões... sim, por quatro". O número "três" nos fala que Deus tinha provas suficientes. O número "quatro" na Bíblia significa que qualquer assunto que estiver sendo tratado será divulgado para as quatro direções. Como leste, oeste, norte e sul. Em outras palavras, é para todos. Chamamos isto de "universal". Você verá oito juízos distintos que ainda devem cair sobre as nações que circundam Israel e sobre o próprio Israel.</text:p>
        <text:p text:style-name="P1"/>
        <text:p text:style-name="P1"><text:a xlink:type="simple" xlink:href="http://bibliaonline.com.br/acf/am/1/3-5" text:style-name="Internet_20_link" text:visited-style-name="Visited_20_Internet_20_Link"><text:span text:style-name="T1">Am 1:3-5</text:span></text:a><text:span text:style-name="T1"> O primeiro é sobre Damasco. Foi a principal cidade da Síria - o país ao norte de Israel. Deus nunca Se esqueceu do que aquela nação fez a Seu povo.</text:span></text:p>
        <text:p text:style-name="P1"/>
        <text:p text:style-name="P1"><text:a xlink:type="simple" xlink:href="http://bibliaonline.com.br/acf/am/1/6-8" text:style-name="Internet_20_link" text:visited-style-name="Visited_20_Internet_20_Link"><text:span text:style-name="T1">Am 1:6-8</text:span></text:a><text:span text:style-name="T1"> Em seguida, Gaza: hoje no noticiário escutamos falar muito sobre a "faixa de Gaza". Foi o centro da terra dos Filisteus. Foram eles os amargos inimigos de Israel nos dias do Rei Saul e do Rei Davi, e estão de volta hoje. É claro que os líderes oficiais não gostavam de escutar um pastor ou vaqueiro comum levando a Palavra de Deus à nação (leia </text:span><text:a xlink:type="simple" xlink:href="http://bibliaonline.com.br/acf/am/7/10" text:style-name="Internet_20_link" text:visited-style-name="Visited_20_Internet_20_Link"><text:span text:style-name="T1">7:10</text:span></text:a><text:span text:style-name="T1">). Todavia, Deus não é influenciado pelo que os governantes pensam.</text:span></text:p>
        <text:p text:style-name="P1"/>
        <text:p text:style-name="P1"><text:soft-page-break/><text:a xlink:type="simple" xlink:href="http://bibliaonline.com.br/acf/am/1/9-10" text:style-name="Internet_20_link" text:visited-style-name="Visited_20_Internet_20_Link"><text:span text:style-name="T1">Am 1:9-10</text:span></text:a><text:span text:style-name="T1"> Cidade de Tiro. Foi conquistada por três impérios mundiais, um após outro.</text:span></text:p>
        <text:p text:style-name="P1"/>
        <text:p text:style-name="P1"><text:a xlink:type="simple" xlink:href="http://bibliaonline.com.br/acf/am/1/11-12" text:style-name="Internet_20_link" text:visited-style-name="Visited_20_Internet_20_Link"><text:span text:style-name="T1">Am 1:11-12</text:span></text:a><text:span text:style-name="T1"> Agora vem Edom. Estava do outro lado do rio Jordão. Os Árabes continuam lutando contra Israel. Deus se lembra de que são culpados.</text:span></text:p>
        <text:p text:style-name="P1"/>
        <text:p text:style-name="P1"><text:a xlink:type="simple" xlink:href="http://bibliaonline.com.br/acf/am/1/13-15" text:style-name="Internet_20_link" text:visited-style-name="Visited_20_Internet_20_Link"><text:span text:style-name="T1">Am 1:13-15</text:span></text:a><text:span text:style-name="T1"> Amom era muito cruel. Deus não Se esquece. Tudo isso nos diz que Deus tem um registro perfeito de toda a vida de cada pessoa.</text:span></text:p>
        <text:p text:style-name="P1"/>
        <text:h text:style-name="P7" text:outline-level="2"><text:bookmark-start text:name="__RefHeading___Toc3646_1522826305"/>#863<text:bookmark-end text:name="__RefHeading___Toc3646_1522826305"/></text:h>
        <text:p text:style-name="P1"/>
        <text:p text:style-name="P2">Cinismo é sempre a expressão do vazio.</text:p>
        <text:p text:style-name="P1"/>
        <text:h text:style-name="P6" text:outline-level="2"><text:bookmark-start text:name="__RefHeading___Toc3648_1522826305"/><text:a xlink:type="simple" xlink:href="http://bibliaonline.com.br/acf/am/2" text:style-name="Internet_20_link" text:visited-style-name="Visited_20_Internet_20_Link"><text:span text:style-name="T1">AMÓS 2 </text:span></text:a><text:bookmark-end text:name="__RefHeading___Toc3648_1522826305"/></text:h>
        <text:p text:style-name="P1"/>
        <text:p text:style-name="P1"><text:a xlink:type="simple" xlink:href="http://bibliaonline.com.br/acf/am/2/1-3" text:style-name="Internet_20_link" text:visited-style-name="Visited_20_Internet_20_Link"><text:span text:style-name="T1">Am 2:1-3</text:span></text:a><text:span text:style-name="T1"> Em seguida vem Moabe. Você se lembra de seu começo. </text:span><text:a xlink:type="simple" xlink:href="http://bibliaonline.com.br/acf/gn/19/30-37" text:style-name="Internet_20_link" text:visited-style-name="Visited_20_Internet_20_Link"><text:span text:style-name="T1">Gn 19:30-37</text:span></text:a><text:span text:style-name="T1">. Os versículos de hoje falam do fim de Moabe.</text:span></text:p>
        <text:p text:style-name="P1"/>
        <text:p text:style-name="P1"><text:a xlink:type="simple" xlink:href="http://bibliaonline.com.br/acf/am/2/4-5" text:style-name="Internet_20_link" text:visited-style-name="Visited_20_Internet_20_Link"><text:span text:style-name="T1">Am 2:4-5</text:span></text:a><text:span text:style-name="T1"> Aqui há uma surpresa. Até Judá não escapa. Judá fazia parte de Israel. Repare de que estas pessoas eram culpadas. Não prestaram atenção à Palavra de Deus! Temos este cuidado? Nós a lemos todos os dias? Nós a obedecemos?</text:span></text:p>
        <text:p text:style-name="P1"/>
        <text:p text:style-name="P1"><text:a xlink:type="simple" xlink:href="http://bibliaonline.com.br/acf/am/2/6-8" text:style-name="Internet_20_link" text:visited-style-name="Visited_20_Internet_20_Link"><text:span text:style-name="T1">Am 2:6-8</text:span></text:a><text:span text:style-name="T1"> Finalmente, todo Israel. Desprezavam aqueles que seguiam o Senhor! Que coisa terrível ter tal culpa. Deus não se esquece.</text:span></text:p>
        <text:p text:style-name="P1"/>
        <text:p text:style-name="P1"><text:a xlink:type="simple" xlink:href="http://bibliaonline.com.br/acf/am/2/10" text:style-name="Internet_20_link" text:visited-style-name="Visited_20_Internet_20_Link"><text:span text:style-name="T1">Am 2:10</text:span></text:a><text:span text:style-name="T1"> Deus os faz lembrar do que havia feito graciosamente para eles. Ele lhes diz isto para envergonhá-los!</text:span></text:p>
        <text:p text:style-name="P1"/>
        <text:p text:style-name="P1"><text:a xlink:type="simple" xlink:href="http://bibliaonline.com.br/acf/am/2/12" text:style-name="Internet_20_link" text:visited-style-name="Visited_20_Internet_20_Link"><text:span text:style-name="T1">Am 2:12</text:span></text:a><text:span text:style-name="T1"> Nazireus eram aqueles que se devotavam totalmente ao Senhor. Os Israelitas os dissuadiam a desistir.</text:span></text:p>
        <text:p text:style-name="P1"/>
        <text:p text:style-name="P1"><text:a xlink:type="simple" xlink:href="http://bibliaonline.com.br/acf/am/2/16" text:style-name="Internet_20_link" text:visited-style-name="Visited_20_Internet_20_Link"><text:span text:style-name="T1">Am 2:16</text:span></text:a><text:span text:style-name="T1"> A paciência de Deus chega a um fim no que diz respeito a estes oito grupos.</text:span></text:p>
        <text:p text:style-name="P1"/>
        <text:h text:style-name="P7" text:outline-level="2"><text:bookmark-start text:name="__RefHeading___Toc3650_1522826305"/><text:soft-page-break/>#864<text:bookmark-end text:name="__RefHeading___Toc3650_1522826305"/></text:h>
        <text:p text:style-name="P1"/>
        <text:p text:style-name="P2">Lembre-se de que, para que houvesse a humanidade em Cristo, foi necessário que Ele fosse quebrantado; mas para se ter Cristo visto no homem, o vaso deve ser quebrado.</text:p>
        <text:p text:style-name="P1"/>
        <text:h text:style-name="P6" text:outline-level="2"><text:bookmark-start text:name="__RefHeading___Toc3652_1522826305"/><text:a xlink:type="simple" xlink:href="http://bibliaonline.com.br/acf/am/3" text:style-name="Internet_20_link" text:visited-style-name="Visited_20_Internet_20_Link"><text:span text:style-name="T1">AMÓS 3</text:span></text:a><text:bookmark-end text:name="__RefHeading___Toc3652_1522826305"/></text:h>
        <text:p text:style-name="P1"/>
        <text:p text:style-name="P1"><text:a xlink:type="simple" xlink:href="http://bibliaonline.com.br/acf/am/3/1-2" text:style-name="Internet_20_link" text:visited-style-name="Visited_20_Internet_20_Link"><text:span text:style-name="T1">Am 3:1-2</text:span></text:a><text:span text:style-name="T1"> Os Israelitas seriam punidos de uma forma diferente dos outros. Quanto mais próximo do Senhor alguém é levado, mais cuidadosa aquela pessoa precisa ser em sua vida.</text:span></text:p>
        <text:p text:style-name="P1"/>
        <text:p text:style-name="P1"><text:span text:style-name="T1">Deus está dizendo àquele povo que o castigo estava chegando. Mas que um pequeno remanescente seria salvo (</text:span><text:a xlink:type="simple" xlink:href="http://bibliaonline.com.br/acf/am/3/12" text:style-name="Internet_20_link" text:visited-style-name="Visited_20_Internet_20_Link"><text:span text:style-name="T1">vers. 12</text:span></text:a><text:span text:style-name="T1">). Como apenas duas pernas, ou uma orelha de uma ovelha seria resgatada por um pastor da boca do leão, uma pequena parte de Israel seria salva no futuro. Os crentes hoje são como um remanescente. Se você crê na Palavra de Deus, seu coração está cheio de paz e conforto. Nada poderá importuná-lo.</text:span></text:p>
        <text:p text:style-name="P1"/>
        <text:h text:style-name="P7" text:outline-level="2"><text:bookmark-start text:name="__RefHeading___Toc3654_1522826305"/>#865<text:bookmark-end text:name="__RefHeading___Toc3654_1522826305"/></text:h>
        <text:p text:style-name="P1"/>
        <text:p text:style-name="P2">O valor da Bíblia não consiste meramente em conhecê-la, mas em obedecê-la.</text:p>
        <text:p text:style-name="P1"/>
        <text:h text:style-name="P6" text:outline-level="2"><text:bookmark-start text:name="__RefHeading___Toc3656_1522826305"/><text:a xlink:type="simple" xlink:href="http://bibliaonline.com.br/acf/am/4" text:style-name="Internet_20_link" text:visited-style-name="Visited_20_Internet_20_Link"><text:span text:style-name="T1">AMÓS 4</text:span></text:a><text:bookmark-end text:name="__RefHeading___Toc3656_1522826305"/></text:h>
        <text:p text:style-name="P1"/>
        <text:p text:style-name="P2">O capítulo de hoje é também instrutivo e de grande auxílio. Deus fala de pequenos castigos que enviou como um aviso para Israel. Mas eles nem sequer ligaram. Conte o número de vezes neste capítulo que Ele diz, " contudo não vos convertestes a mim". </text:p>
        <text:p text:style-name="P1"/>
        <text:p text:style-name="P1"><text:a xlink:type="simple" xlink:href="http://bibliaonline.com.br/acf/am/4/12" text:style-name="Internet_20_link" text:visited-style-name="Visited_20_Internet_20_Link"><text:span text:style-name="T1">Am 4:12</text:span></text:a><text:span text:style-name="T1"> Por isso vem o aviso final, "prepara-te, ó Israel, para te encontrares com o teu Deus". Este capítulo começa (e continua até o final do livro) para apresentar as súplicas de Deus a Seu povo, para que se desviassem de sua maldade, pois Ele sabia que não poderia abençoá-los a menos que se convertessem.</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6:25.212283672</dc:date>
    <meta:creation-date>2018-06-11T22:51:04.642681485</meta:creation-date>
    <meta:generator>LibreOffice/6.0.7.3$Linux_X86_64 LibreOffice_project/00m0$Build-3</meta:generator>
    <meta:editing-duration>PT1M20S</meta:editing-duration>
    <meta:editing-cycles>1</meta:editing-cycles>
    <meta:document-statistic meta:table-count="0" meta:image-count="0" meta:object-count="0" meta:page-count="3" meta:paragraph-count="30" meta:word-count="781" meta:character-count="4379" meta:non-whitespace-character-count="3626"/>
  </office:meta>
</office:document-meta>
</file>